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BoldMT" svg:font-family="TimesNewRomanPS-BoldMT"/>
    <style:font-face style:name="TimesNewRomanPSMT" svg:font-family="TimesNewRomanPSMT"/>
  </office:font-face-decls>
  <office:automatic-styles>
    <style:style style:name="Table0" style:family="table">
      <style:table-properties style:width="16.002cm" table:align="center"/>
    </style:style>
    <style:style style:name="Table0.A" style:family="table-column">
      <style:table-column-properties style:column-width="11.252cm"/>
    </style:style>
    <style:style style:name="Table0.B" style:family="table-column">
      <style:table-column-properties style:column-width="4.75cm"/>
    </style:style>
    <style:style style:name="Table0.1" style:family="table-row">
      <style:table-row-properties style:row-height="1.191cm" fo:keep-together="auto"/>
    </style:style>
    <style:style style:name="Table0.A1" style:family="table-cell">
      <style:table-cell-properties style:vertical-align="top" fo:padding="0.141cm" fo:border="0.5pt solid #000000" fo:color="#000000" fo:font-size="0.2500in" fo:letter-spacing="0.0000pt"/>
    </style:style>
    <style:style style:name="Table0.2" style:family="table-row">
      <style:table-row-properties style:row-height="0.767cm" fo:keep-together="auto"/>
    </style:style>
    <style:style style:name="Table0.3" style:family="table-row">
      <style:table-row-properties style:row-height="0.794cm" fo:keep-together="auto"/>
    </style:style>
    <style:style style:name="P1" style:family="paragraph" style:parent-style-name="Standard" style:master-page-name="PM2">
      <style:paragraph-properties fo:margin-left="0cm" fo:margin-right="0cm" fo:margin-top="0cm" fo:margin-bottom="0.423cm" style:contextual-spacing="false" fo:text-align="center" style:justify-single-word="false" fo:keep-together="always" fo:orphans="2" fo:widows="2" fo:text-indent="0cm" style:auto-text-indent="false" style:page-number="auto" fo:keep-with-next="always"/>
      <style:text-properties fo:color="#000000" loext:opacity="100%" style:font-name="TimesNewRomanPS-BoldMT" fo:font-size="12pt" fo:letter-spacing="normal" fo:font-weight="bold" style:font-name-asian="TimesNewRomanPS-BoldMT" style:font-size-asian="12pt" style:font-weight-asian="bold" style:font-name-complex="TimesNewRomanPS-BoldMT" style:font-size-complex="12pt" style:font-weight-complex="bold"/>
    </style:style>
    <style:style style:name="P2" style:family="paragraph" style:parent-style-name="Standard">
      <style:paragraph-properties fo:margin-left="0cm" fo:margin-right="0cm" fo:margin-top="0cm" fo:margin-bottom="0.423cm" style:contextual-spacing="false" fo:text-align="center"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3" style:family="paragraph" style:parent-style-name="Standard">
      <style:paragraph-properties fo:margin-left="0cm" fo:margin-right="0cm" fo:margin-top="0cm" fo:margin-bottom="0cm" style:contextual-spacing="false" fo:line-height="150%" fo:text-align="start" style:justify-single-word="false" fo:orphans="2" fo:widows="2" fo:text-indent="0.501cm" style:auto-text-indent="false"/>
    </style:style>
    <style:style style:name="P4"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style>
    <style:style style:name="P5"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6" style:family="paragraph" style:parent-style-name="Table_20_Contents">
      <style:paragraph-properties fo:margin-left="0cm" fo:margin-right="0cm" fo:margin-top="0cm" fo:margin-bottom="0cm" style:contextual-spacing="false" fo:line-height="0.494cm" fo:text-align="start" style:justify-single-word="false" fo:orphans="2" fo:widows="2" fo:text-indent="0cm" style:auto-text-indent="false"/>
    </style:style>
    <style:style style:name="P7" style:family="paragraph" style:parent-style-name="Table_20_Contents">
      <style:paragraph-properties fo:margin-left="0cm" fo:margin-right="0cm" fo:margin-top="0cm" fo:margin-bottom="0cm" style:contextual-spacing="false" fo:line-height="0.494cm" fo:text-align="start" style:justify-single-word="false" fo:orphans="2" fo:widows="2" fo:text-indent="0cm" style:auto-text-indent="false"/>
      <style:text-properties fo:color="#000000" loext:opacity="100%" style:font-name="TimesNewRomanPSMT" fo:font-size="10.5pt" fo:letter-spacing="normal" fo:background-color="#ffff00" style:font-name-asian="TimesNewRomanPSMT" style:font-size-asian="10.5pt" style:font-name-complex="TimesNewRomanPSMT" style:font-size-complex="10.5pt"/>
    </style:style>
    <style:style style:name="P8" style:family="paragraph" style:parent-style-name="Table_20_Contents">
      <style:paragraph-properties fo:margin-left="0cm" fo:margin-right="0cm" fo:margin-top="0cm" fo:margin-bottom="0cm" style:contextual-spacing="false" fo:line-height="0.494cm" fo:text-align="start" style:justify-single-word="false" fo:orphans="2" fo:widows="2" fo:text-indent="0cm" style:auto-text-indent="false"/>
      <style:text-properties fo:color="#000000" loext:opacity="100%" style:font-name="TimesNewRomanPSMT" fo:font-size="8pt" fo:letter-spacing="normal" fo:background-color="#ffff00" style:font-name-asian="TimesNewRomanPSMT" style:font-size-asian="8pt" style:font-name-complex="TimesNewRomanPSMT" style:font-size-complex="8pt"/>
    </style:style>
    <style:style style:name="P9"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ArialMT" fo:font-size="11pt" fo:letter-spacing="normal" fo:background-color="#ffff00" style:font-name-asian="ArialMT" style:font-size-asian="11pt" style:font-name-complex="ArialMT" style:font-size-complex="11pt"/>
    </style:style>
    <style:style style:name="P10" style:family="paragraph" style:parent-style-name="Standard">
      <style:paragraph-properties fo:margin-left="0cm" fo:margin-right="0cm" fo:margin-top="0cm" fo:margin-bottom="0.423cm" style:contextual-spacing="false" fo:text-align="center" style:justify-single-word="false" fo:keep-together="always" fo:orphans="2" fo:widows="2" fo:text-indent="0cm" style:auto-text-indent="false" fo:keep-with-next="always"/>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11" style:family="paragraph" style:parent-style-name="Standard" style:list-style-name="L1">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12"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13" style:family="paragraph" style:parent-style-name="Standard" style:list-style-name="L2">
      <style:paragraph-properties fo:margin-left="0cm" fo:margin-right="0cm" fo:margin-top="0cm" fo:margin-bottom="0cm" style:contextual-spacing="false" fo:text-align="start" style:justify-single-word="false" fo:orphans="2" fo:widows="2" fo:text-indent="0cm" style:auto-text-indent="false"/>
    </style:style>
    <style:style style:name="P14" style:family="paragraph" style:parent-style-name="Standard" style:list-style-name="L2">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NewRomanPSMT" fo:font-size="12pt" fo:letter-spacing="normal" style:font-name-asian="TimesNewRomanPSMT" style:font-size-asian="12pt" style:font-name-complex="TimesNewRomanPSMT" style:font-size-complex="12pt"/>
    </style:style>
    <style:style style:name="P15" style:family="paragraph" style:parent-style-name="Standard" style:list-style-name="L2">
      <style:paragraph-properties fo:margin-left="0cm" fo:margin-right="0cm" fo:margin-top="0cm" fo:margin-bottom="0cm" style:contextual-spacing="false" fo:text-align="justify" style:justify-single-word="false" fo:orphans="2" fo:widows="2" fo:text-indent="0cm" style:auto-text-indent="false"/>
    </style:style>
    <style:style style:name="P16" style:family="paragraph" style:parent-style-name="Standard" style:list-style-name="L3">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17" style:family="paragraph" style:parent-style-name="Standard" style:list-style-name="L3">
      <style:paragraph-properties fo:margin-left="0cm" fo:margin-right="0cm" fo:margin-top="0cm" fo:margin-bottom="0cm" style:contextual-spacing="false" fo:text-align="justify" style:justify-single-word="false" fo:orphans="0" fo:widows="0"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18" style:family="paragraph" style:parent-style-name="Standard" style:list-style-name="L3">
      <style:paragraph-properties fo:margin-left="0cm" fo:margin-right="0cm" fo:margin-top="0cm" fo:margin-bottom="0cm" style:contextual-spacing="false" fo:text-align="justify" style:justify-single-word="false" fo:orphans="0" fo:widows="0" fo:text-indent="0cm" style:auto-text-indent="false"/>
    </style:style>
    <style:style style:name="P19" style:family="paragraph" style:parent-style-name="Standard" style:list-style-name="L4">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0" style:family="paragraph" style:parent-style-name="Standard" style:list-style-name="L4">
      <style:paragraph-properties fo:margin-left="0cm" fo:margin-right="0cm" fo:margin-top="0cm" fo:margin-bottom="0.423cm" style:contextual-spacing="false" fo:text-align="justify" style:justify-single-word="false" fo:orphans="2" fo:widows="2" fo:text-indent="0cm" style:auto-text-indent="false"/>
    </style:style>
    <style:style style:name="P21" style:family="paragraph" style:parent-style-name="Standard" style:list-style-name="L5">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2" style:family="paragraph" style:parent-style-name="Standard" style:list-style-name="L5">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23" style:family="paragraph" style:parent-style-name="Standard" style:list-style-name="L5">
      <style:paragraph-properties fo:margin-left="0cm" fo:margin-right="0cm" fo:margin-top="0.088cm" fo:margin-bottom="0cm" style:contextual-spacing="false" fo:line-height="150%"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24" style:family="paragraph" style:parent-style-name="Standard" style:list-style-name="L6">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5" style:family="paragraph" style:parent-style-name="Standard" style:list-style-name="L6">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26" style:family="paragraph" style:parent-style-name="Standard" style:list-style-name="L7">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7" style:family="paragraph" style:parent-style-name="Standard" style:list-style-name="L7">
      <style:paragraph-properties fo:margin-left="0.231cm" fo:margin-right="0cm" fo:margin-top="0cm" fo:margin-bottom="0.423cm" style:contextual-spacing="false" fo:text-align="justify" style:justify-single-word="false" fo:orphans="2" fo:widows="2" fo:text-indent="0cm" style:auto-text-indent="false"/>
    </style:style>
    <style:style style:name="P28"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keep-with-next="always"/>
      <style:text-properties fo:color="#000000" loext:opacity="100%" style:font-name="TimesNewRomanPSMT" fo:font-size="11pt" fo:letter-spacing="normal" style:font-name-asian="TimesNewRomanPSMT" style:font-size-asian="11pt" style:font-name-complex="TimesNewRomanPSMT" style:font-size-complex="11pt"/>
    </style:style>
    <style:style style:name="P29"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keep-with-next="always"/>
      <style:text-properties fo:color="#000000" loext:opacity="100%" style:font-name="TimesNewRomanPS-BoldMT" fo:font-size="11pt" fo:letter-spacing="normal" fo:font-weight="bold" fo:background-color="#ffff00" style:font-name-asian="TimesNewRomanPS-BoldMT" style:font-size-asian="11pt" style:font-weight-asian="bold" style:font-name-complex="TimesNewRomanPS-BoldMT" style:font-size-complex="11pt" style:font-weight-complex="bold"/>
    </style:style>
    <style:style style:name="P30"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keep-with-next="always"/>
      <style:text-properties fo:color="#000000" loext:opacity="100%" style:font-name="TimesNewRomanPSMT" fo:font-size="11pt" fo:letter-spacing="normal" fo:background-color="#ffff00" style:font-name-asian="TimesNewRomanPSMT" style:font-size-asian="11pt" style:font-name-complex="TimesNewRomanPSMT" style:font-size-complex="11pt"/>
    </style:style>
    <style:style style:name="P31" style:family="paragraph" style:parent-style-name="Standard">
      <style:paragraph-properties fo:margin-left="0cm" fo:margin-right="0cm" fo:margin-top="0cm" fo:margin-bottom="0cm" style:contextual-spacing="false" fo:text-align="start" style:justify-single-word="false" fo:orphans="2" fo:widows="2" fo:text-indent="0cm" style:auto-text-indent="false" fo:break-before="pag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3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3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3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T1" style:family="text">
      <style:text-properties fo:color="#000000" loext:opacity="100%" style:font-name="TimesNewRomanPSMT" fo:font-size="11pt" fo:letter-spacing="normal" style:font-name-asian="TimesNewRomanPSMT" style:font-size-asian="11pt" style:font-name-complex="TimesNewRomanPSMT" style:font-size-complex="11pt"/>
    </style:style>
    <style:style style:name="T2" style:family="text">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T3" style:family="text">
      <style:text-properties fo:color="#000000" loext:opacity="100%" style:font-name="TimesNewRomanPSMT" fo:font-size="11pt" fo:letter-spacing="normal" fo:font-weight="bold" style:font-name-asian="TimesNewRomanPSMT" style:font-size-asian="11pt" style:font-weight-asian="bold" style:font-name-complex="TimesNewRomanPSMT" style:font-size-complex="11pt" style:font-weight-complex="bold"/>
    </style:style>
    <style:style style:name="T4" style:family="text">
      <style:text-properties fo:color="#000000" loext:opacity="100%" style:font-name="TimesNewRomanPSMT" fo:font-size="11pt" fo:letter-spacing="normal" fo:background-color="#ffff00" loext:char-shading-value="0" style:font-name-asian="TimesNewRomanPSMT" style:font-size-asian="11pt" style:font-name-complex="TimesNewRomanPSMT" style:font-size-complex="11pt"/>
    </style:style>
    <style:style style:name="T5" style:family="text">
      <style:text-properties fo:color="#000000" loext:opacity="100%" style:font-name="TimesNewRomanPSMT" fo:font-size="8pt" fo:letter-spacing="normal" fo:background-color="#ffff00" loext:char-shading-value="0" style:font-name-asian="TimesNewRomanPSMT" style:font-size-asian="8pt" style:font-name-complex="TimesNewRomanPSMT" style:font-size-complex="8pt"/>
    </style:style>
    <style:style style:name="T6" style:family="text">
      <style:text-properties fo:color="#000000" loext:opacity="100%" style:font-name="TimesNewRomanPS-BoldMT" fo:font-size="8pt" fo:letter-spacing="normal" fo:font-weight="bold" fo:background-color="#ffff00" loext:char-shading-value="0" style:font-name-asian="TimesNewRomanPS-BoldMT" style:font-size-asian="8pt" style:font-weight-asian="bold" style:font-name-complex="TimesNewRomanPS-BoldMT" style:font-size-complex="8pt" style:font-weight-complex="bold"/>
    </style:style>
    <style:style style:name="T7" style:family="text">
      <style:text-properties fo:color="#000000" loext:opacity="100%" fo:font-family="TimesNewRomanPS-ItalicMT" fo:font-size="11pt" fo:letter-spacing="normal" fo:font-style="italic" style:font-family-asian="TimesNewRomanPS-ItalicMT" style:font-size-asian="11pt" style:font-style-asian="italic" style:font-family-complex="TimesNewRomanPS-ItalicMT" style:font-size-complex="11pt" style:font-style-complex="italic"/>
    </style:style>
    <style:style style:name="T8" style:family="text">
      <style:text-properties fo:color="#000000" loext:opacity="100%" style:font-name="TimesNewRomanPSMT" fo:font-size="11pt" fo:letter-spacing="normal" officeooo:rsid="000f8f9e" style:font-name-asian="TimesNewRomanPSMT" style:font-size-asian="11pt" style:font-name-complex="TimesNewRomanPSMT" style:font-size-complex="11pt"/>
    </style:style>
    <style:style style:name="T9" style:family="text">
      <style:text-properties fo:color="#232323" loext:opacity="100%" style:font-name="TimesNewRomanPSMT" fo:font-size="11pt" fo:letter-spacing="normal" fo:background-color="#ffffff" loext:char-shading-value="0" style:font-name-asian="TimesNewRomanPSMT" style:font-size-asian="11pt" style:font-name-complex="TimesNewRomanPSMT" style:font-size-complex="11pt"/>
    </style:style>
    <style:style style:name="T10" style:family="text">
      <style:text-properties fo:color="#232323" loext:opacity="100%" style:font-name="TimesNewRomanPS-BoldMT" fo:font-size="11pt" fo:letter-spacing="normal" fo:font-weight="bold" fo:background-color="#ffffff" loext:char-shading-value="0" style:font-name-asian="TimesNewRomanPS-BoldMT" style:font-size-asian="11pt" style:font-weight-asian="bold" style:font-name-complex="TimesNewRomanPS-BoldMT" style:font-size-complex="11pt" style:font-weight-complex="bold"/>
    </style:style>
    <style:style style:name="T11" style:family="text">
      <style:text-properties fo:color="#000000" loext:opacity="100%" style:font-name="TimesNewRomanPSMT" fo:font-size="11pt" fo:letter-spacing="normal" style:text-underline-style="solid" style:text-underline-width="auto" style:text-underline-color="font-color" style:font-name-asian="TimesNewRomanPSMT" style:font-size-asian="11pt" style:font-name-complex="TimesNewRomanPSMT" style:font-size-complex="11pt"/>
    </style:style>
    <style:style style:name="T12" style:family="text">
      <style:text-properties fo:color="#000000" loext:opacity="100%" style:font-name="TimesNewRomanPSMT" fo:font-size="12pt" fo:letter-spacing="normal" fo:background-color="#ffff00" loext:char-shading-value="0" style:font-name-asian="TimesNewRomanPSMT" style:font-size-asian="12pt" style:font-name-complex="TimesNewRomanPSMT" style:font-size-complex="12pt"/>
    </style:style>
    <style:style style:name="T13" style:family="text">
      <style:text-properties fo:color="#000000" loext:opacity="100%" style:font-name="TimesNewRomanPSMT" fo:font-size="12pt" fo:letter-spacing="normal" fo:font-weight="bold" fo:background-color="#ffff00" loext:char-shading-value="0" style:font-name-asian="TimesNewRomanPSMT" style:font-size-asian="12pt" style:font-weight-asian="bold" style:font-name-complex="TimesNewRomanPSMT" style:font-size-complex="12pt" style:font-weight-complex="bold"/>
    </style:style>
    <text:list-style style:name="L1">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5f_Symbols" loext:num-list-format="%1%." style:num-suffix="." style:num-format="1">
        <style:list-level-properties text:min-label-width="0.59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space-before="1.27cm" text:min-label-width="0.44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04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P TRANSFER AGREEMENT</text:p>
      <text:p text:style-name="P2">INTELLECTUAL PROPERTY IN RELATION TO SEBASTIAN LARSSON</text:p>
      <text:p text:style-name="P3"/>
      <text:p text:style-name="P4"><text:span text:style-name="T1">This IP Transfer Agreement (the “</text:span><text:span text:style-name="T2">Agreement</text:span><text:span text:style-name="T1">”) is entered in to as of </text:span><text:span text:style-name="T3">XX MONTH</text:span><text:span text:style-name="T1">, </text:span><text:span text:style-name="T3">YEAR</text:span><text:span text:style-name="T1"> (the “</text:span><text:span text:style-name="T2">Effective Date</text:span><text:span text:style-name="T1">”) by and between:</text:span></text:p>
      <text:p text:style-name="P4"><text:span text:style-name="T2">Sebastian Larsson</text:span><text:span text:style-name="T1">,</text:span><text:span text:style-name="T2"> </text:span><text:span text:style-name="T1">a private individua</text:span><text:span text:style-name="T1">l</text:span><text:span text:style-name="T1"> Sweden with personal number </text:span><text:span text:style-name="T4">19941126-1010</text:span><text:span text:style-name="T1">, whose registered address is </text:span><text:span text:style-name="T4">Amiralsgatan 76, 21437</text:span><text:span text:style-name="T1"> <text:s/>(“</text:span><text:span text:style-name="T2">Sebastian Larsson</text:span><text:span text:style-name="T1">”, “</text:span><text:span text:style-name="T2">Transferee</text:span><text:span text:style-name="T1">”, “</text:span><text:span text:style-name="T2">Company</text:span><text:span text:style-name="T1">”);</text:span></text:p>
      <text:p text:style-name="P5">And </text:p>
      <table:table table:name="Table0" table:style-name="Table0">
        <table:table-column table:style-name="Table0.A"/>
        <table:table-column table:style-name="Table0.B"/>
        <table:table-row table:style-name="Table0.1">
          <table:table-cell table:style-name="Table0.A1" office:value-type="string">
            <text:p text:style-name="P6"><text:span text:style-name="T5">Andrea Harty</text:span><text:span text:style-name="T5"> (hereinafter ”</text:span><text:span text:style-name="T6">Transferor</text:span><text:span text:style-name="T5">”)</text:span></text:p>
            <text:p text:style-name="P7"> </text:p>
          </table:table-cell>
          <table:table-cell table:style-name="Table0.A1" office:value-type="string">
            <text:p text:style-name="P8">Personal number /Company registration number</text:p>
            <text:p text:style-name="P6"/>
          </table:table-cell>
        </table:table-row>
        <table:table-row table:style-name="Table0.2">
          <table:table-cell table:style-name="Table0.A1" office:value-type="string">
            <text:p text:style-name="P8">Street address </text:p>
            <text:p text:style-name="P9"> </text:p>
          </table:table-cell>
          <table:table-cell table:style-name="Table0.A1" office:value-type="string">
            <text:p text:style-name="P8">Phone number</text:p>
            <text:p text:style-name="P6"/>
          </table:table-cell>
        </table:table-row>
        <table:table-row table:style-name="Table0.3">
          <table:table-cell table:style-name="Table0.A1" office:value-type="string">
            <text:p text:style-name="P8">Postal address </text:p>
            <text:p text:style-name="P9"> </text:p>
          </table:table-cell>
          <table:table-cell table:style-name="Table0.A1" office:value-type="string">
            <text:p text:style-name="P8">Email</text:p>
            <text:p text:style-name="P6"/>
            <text:p text:style-name="P6"/>
          </table:table-cell>
        </table:table-row>
      </table:table>
      <text:p text:style-name="P4"><text:span text:style-name="T1">Transferor and Transferee jointly referred to as the “</text:span><text:span text:style-name="T2">Parties</text:span><text:span text:style-name="T1">” or each separately as a “</text:span><text:span text:style-name="T2">Party</text:span><text:span text:style-name="T1">”.</text:span></text:p>
      <text:p text:style-name="P10">BACKGROUND</text:p>
      <text:p text:style-name="P4"><text:span text:style-name="T2">WHEREAS</text:span><text:span text:style-name="T1">, the Transferor has contributed to a game project currently titled </text:span><text:span text:style-name="T7">Drill Bird</text:span><text:span text:style-name="T1"> together with Sebastian Larsson and other contributors (who will enter into separate agreements of similar or equivalent terms); and</text:span></text:p>
      <text:p text:style-name="P4"><text:span text:style-name="T2">WHEREAS</text:span><text:span text:style-name="T1">, the Transferor has developed certain materials, including but not limited to code, graphics, audio, or design assets, that will be used, developed, or further adapted by Sebastian Larsson in the continued development and commercialization of the </text:span><text:span text:style-name="T7">Drill Bird</text:span><text:span text:style-name="T1"> project. Such materials are further specified in </text:span><text:span text:style-name="T2">Exhibit A</text:span><text:span text:style-name="T1"> (the “Property”); and</text:span></text:p>
      <text:p text:style-name="P4"><text:span text:style-name="T2">WHEREAS</text:span><text:span text:style-name="T1">, the Transferee, Sebastian Larsson, wishes to acquire all applicable legal and beneficial intellectual property rights to the Property for use in, but not limited to, the production, development, and exploitation of </text:span><text:span text:style-name="T7">Drill Bird</text:span><text:span text:style-name="T1">, and the Transferor is willing to transfer such rights to the Transferee; and</text:span></text:p>
      <text:p text:style-name="P4"><text:span text:style-name="T2">WHEREAS, </text:span><text:span text:style-name="T1">in consideration for such transfer, the Transferor shall be entitled to receive </text:span><text:span text:style-name="T8">fifteen</text:span><text:span text:style-name="T1"> percent (15%) of the net revenue derived from the commercial exploitation of </text:span><text:span text:style-name="T7">Drill Bird</text:span><text:span text:style-name="T1">, as further defined in this Agreement.</text:span></text:p>
      <text:p text:style-name="P4"><text:span text:style-name="T2">NOW, THEREFORE</text:span><text:span text:style-name="T1">, in consideration of the mutual promises contained in the Agreement, and for other good and valuable consideration, the receipt and adequacy of which is hereby acknowledged, the parties agree as follows:</text:span></text:p>
      <text:list text:style-name="L1">
        <text:list-item>
          <text:p text:style-name="P11">Definitions </text:p>
        </text:list-item>
      </text:list>
      <text:p text:style-name="P12">The following terms, as used in this Assignment, have the meanings set forth in this Section 1:</text:p>
      <text:list text:style-name="L2">
        <text:list-item>
          <text:p text:style-name="P13"/>
          <text:list>
            <text:list-item>
              <text:p text:style-name="P14"><text:soft-page-break/>“Net Revenue” shall mean all gross revenue actually received by the Transferee from the commercial exploitation of the Drill Bird project (including but not limited to sales via digital distribution platforms such as Steam), after deducting the following: (a) platform fees (e.g., Steam’s 30% commission), (b) payment processing fees, (c) VAT, sales tax, or other transactional taxes, (d) externally invoiced marketing or distribution costs incurred by the Transferee or Publisher. </text:p>
            </text:list-item>
            <text:list-item>
              <text:p text:style-name="P15"><text:span text:style-name="T1">“</text:span><text:span text:style-name="T2">Property</text:span><text:span text:style-name="T1">” shall mean all applicable legal and beneficial intellectual property rights </text:span><text:span text:style-name="T9">including but not limited to domestic and foreign patents, copyrights, trademarks, trade secrets, designs, drawings, renderings, specifications, inventions, processes, algorithms, computer programs, photographic, music, sound, written or artistic works, derivatives, documentation, designs and design documents, names, characterizations, themes, concepts, ideas, logos, audio and visual effects, dialogue, or other forms of intellectual property (collectively “</text:span><text:span text:style-name="T10">Property</text:span><text:span text:style-name="T9">”</text:span><text:span text:style-name="T1"> or “</text:span><text:span text:style-name="T2">Game Assets</text:span><text:span text:style-name="T1">”) for the Game developed by Transferor. The Property is detailed in </text:span><text:span text:style-name="T11">Exhibit A</text:span><text:span text:style-name="T1">. </text:span></text:p>
            </text:list-item>
            <text:list-item>
              <text:p text:style-name="P15"><text:span text:style-name="T1">“</text:span><text:span text:style-name="T2">Works</text:span><text:span text:style-name="T1">” shall mean all ideas, plans, works of authorship, designs, sketches, research, processes, technologies, programs etc. in whatever forms they exist, and documents that relate in any way to the Property.</text:span></text:p>
            </text:list-item>
            <text:list-item>
              <text:p text:style-name="P15"><text:span text:style-name="T1">“</text:span><text:span text:style-name="T2">Intellectual Property Rights</text:span><text:span text:style-name="T1">” shall mean all copyrights, trademarks, patents, plans, works of authorship, submitted idea rights, license rights and the equivalents of the foregoing under the laws of any jurisdiction, and all other intellectual property rights, including, without limitation, all applications and registrations with respect thereto.</text:span></text:p>
            </text:list-item>
          </text:list>
        </text:list-item>
      </text:list>
      <text:list text:style-name="L3">
        <text:list-item>
          <text:p text:style-name="P16">Assignment and Transfer of the Intellectual Property</text:p>
          <text:list>
            <text:list-item>
              <text:p text:style-name="P17">Prior to executing this agreement, the Property is owned by Transferor. There are no existing license rights, publishing or distribution rights or merchandizing rights etc. belonging to any third party.</text:p>
            </text:list-item>
            <text:list-item>
              <text:p text:style-name="P17">In consideration for the compensation stated in Section 3 of this Agreement, Transferor hereby assigns, conveys, transfers and delivers to, and vests in and to Transferee, without further consideration, all of its rights, title, and interest (throughout Sweden and in all foreign countries), free and clear of all liens and encumbrances, in and to the Property and Works, including, without limitation, all Intellectual Property Rights therein, relating or pertaining to the Property. <text:s/>The Property and Works shall be the sole property of Transferee. <text:s/>In the event Transferee determines that any Property and Works and Intellectual Property Rights require registration or other filings in order to have those rights protected to the fullest extent permitted by law, Transferor agrees to assist Transferee (at Transferee’s expense) in completing those registrations or filings. <text:s/>Transferor shall promptly notify Transferee of any Works on or related to the Property developed after the date hereof and transfer such works to Transferee as soon as possible.</text:p>
            </text:list-item>
            <text:list-item>
              <text:p text:style-name="P18"><text:span text:style-name="T1">Transferor, its employees and consultants shall execute one or more copyright assignments, the form of which is set forth on </text:span><text:span text:style-name="T11">Exhibit B</text:span><text:span text:style-name="T1"> attached hereto, or any other subsequent documents, as further evidence of this assignment, and to cooperate with Transferee in perfecting the assignment and transfer described in this Agreement.</text:span></text:p>
            </text:list-item>
            <text:list-item>
              <text:p text:style-name="P18"><text:span text:style-name="T1">If, for any reason, the Transferor’s ownership to the Property and Works isn’t transferrable under applicable laws, then Transferor hereby assigns to Transferee any and all of its right, title and interest in and to the Property and Works, including any and all copyrights, trade secrets, trademarks, and similar proprietary rights therein, and Transferee shall have the right to use the same in perpetuity throughout the universe in any manner that Transferee determines without any further payment to Transferor whatsoever.</text:span><text:span text:style-name="T2"> </text:span></text:p>
            </text:list-item>
            <text:list-item>
              <text:p text:style-name="P18"><text:span text:style-name="T1">In the event that prevailing laws would result in that Transferor is not</text:span><text:span text:style-name="T1"> ab</text:span><text:span text:style-name="T1">le to fully transfer or assign all its Intellectual Property Rights in and to the Property and Works to Transferee, Transferor hereby grants to Transferee a fully paid-up, royalty free, worldwide, exclusive, irrevocable, transferable and sublicensable right and license to use, reproduce, distribute, rework, add on, modify, perform and display (publicly or otherwise) the Property and Works including the intellectual property therein, and any other intellectual work developed thereafter based on the </text:span><text:soft-page-break/><text:span text:style-name="T1">Property and Works for the commercial exploitation of Transferee and assigns on all known or in the future invented media. It is agreed that the compensation is fair compensation for such license rights and that no other compensation is necessary. Transferee shall have the right to freely exploit and continue to develop such material for its own benefit or transfer such rights without any additional compensation to Transferor whatsoever.</text:span></text:p>
            </text:list-item>
            <text:list-item>
              <text:p text:style-name="P18"><text:span text:style-name="T1">For purposes of this Agreement, “</text:span><text:span text:style-name="T2">Moral Rights</text:span><text:span text:style-name="T1">” means any rights of paternity, integrity or any right to claim authorship in and to the Property and Works, including the rights to object to any distortion, mutilation or other modification of, or derogatory action in relation to the Property and Works, whether or not such would be prejudicial to Transferor’s honor or reputation, and any similar rights existing under judicial or statutory law of any country in the world, or under any treaty, regardless of whether such right is denominated or generally referred to as a “moral” right. <text:s/>Transferor hereby irrevocably waives in favor of Transferee any and all Moral Rights that it may have or claim to have in the Property and Works. Transferor also hereby, to the fullest extent of the law, forever waives and agrees never to assert any Moral Rights it may have or claim to have in the Property and Works, even after termination of any assignment, job, consultancy etc. on behalf of Transferee pursuant to any Agreement. Transferor also hereby warrants that all third parties, if any, waives all Moral Rights in relation to this Agreement. </text:span></text:p>
            </text:list-item>
          </text:list>
        </text:list-item>
      </text:list>
      <text:list text:style-name="L4">
        <text:list-item>
          <text:p text:style-name="P19">Compensation and Payments</text:p>
          <text:list>
            <text:list-item>
              <text:p text:style-name="P20"><text:span text:style-name="T1">The Transferor shall be entitled to receive </text:span><text:span text:style-name="T8">fifteen</text:span><text:span text:style-name="T1"> percent (15%) of Net Revenue from the commercial exploitation of the Drill Bird project. Payments shall be made semi-annually, within 30 days of the end of each calendar half-year (i.e., by July 30 and January 30), and shall include a report summarizing gross and net revenue, deductions, and calculations. If no revenue has been generated in a given period, no payment shall be due, but a report stating this shall be provided upon request</text:span></text:p>
            </text:list-item>
          </text:list>
        </text:list-item>
      </text:list>
      <text:list text:style-name="L5">
        <text:list-item>
          <text:p text:style-name="P21">Representations, Warranties and Indemnity </text:p>
          <text:list>
            <text:list-item>
              <text:p text:style-name="P22">Transferor hereby warrants, represents and covenants to Transferee that: (i) it has the full right, power and authority to enter into and perform this Agreement, and to vest in Transferee all rights set forth in this Agreement, free and clear of any and all claims, rights and obligations whatsoever; (ii) no part of the Property, including, without limitation, the Property and Works related thereto and the Intellectual Property Rights therein, is an imitation or copy of, or infringes upon, any other material, or violates or infringes upon any common law or statutory rights of any person or entity, including, without limitation, rights relating to defamation, contract, trademark, patent, copyright, trade secret, privacy or publicity; and (iii) it have not sold, assigned, leased or in any other way disposed of or encumbered any of the Property, including, without limitation, the Works related thereto and the Intellectual Property Rights therein.</text:p>
            </text:list-item>
            <text:list-item>
              <text:p text:style-name="P22">The Property and Works are recorded “non-union” (i.e. outside the jurisdiction of all unions, guilds and collective bargaining agreements) and Transferee and/or any distributor of any Property and Works or any other exploitations authorized hereunder shall have no residual obligations whatsoever.</text:p>
            </text:list-item>
            <text:list-item>
              <text:p text:style-name="P23">Transferor hereby agree to defend and indemnify Transferee, its directors, officers, shareholders, employees, attorneys, representatives, and the respective successors, assigns and licensees of each of the foregoing, from and against any and all claims, demands, causes of action, costs, liabilities, losses, damages and expenses, including attorneys’ fees and court costs (collectively “claim(s)”), based on, arising out of or connected with any breach or alleged breach of any representation, warranty, obligation or agreement made by Transferor in this Agreement. <text:s/>During the pendency of <text:soft-page-break/>any such claim, Transferee shall have the right to take such action as it deems necessary in order to protect its interests.</text:p>
            </text:list-item>
          </text:list>
        </text:list-item>
      </text:list>
      <text:list text:style-name="L6">
        <text:list-item>
          <text:p text:style-name="P24">Governing Law</text:p>
          <text:list>
            <text:list-item>
              <text:p text:style-name="P25">This Agreement will be governed by the laws of Sweden and the choice of law rules of any jurisdiction shall not apply. All disputes arising out of or related to this Agreement will be subject to the exclusive jurisdiction of the courts located in Sweden, with the district court of Stockholm (Stockholms Tingsrätt) as first venue. <text:s/></text:p>
            </text:list-item>
          </text:list>
        </text:list-item>
      </text:list>
      <text:list text:style-name="L7">
        <text:list-item>
          <text:p text:style-name="P26">General Provisions </text:p>
          <text:list>
            <text:list-item>
              <text:p text:style-name="P27"><text:span text:style-name="T11">Amendments</text:span><text:span text:style-name="T1">. This Agreement may be amended or supplemented by additional written agreements, sections or certificates, as may be mutually determined in writing by the Parties from time to time to be necessary, appropriate or desirable to further the purpose hereof, to clarify the intention of the Parties, or to add to or modify the covenants, terms or conditions hereof or thereof only by a written instrument signed by the Parties.</text:span></text:p>
            </text:list-item>
            <text:list-item>
              <text:p text:style-name="P27"><text:span text:style-name="T11">Attorney’s Fees</text:span><text:span text:style-name="T1">. <text:s/>The prevailing Party shall be entitled to recover from the losing Party the prevailing Party’s reasonable attorneys’ fees and costs incurred in any lawsuit or other action with respect to any claim arising from the facts or obligations set forth in this Agreement.</text:span></text:p>
            </text:list-item>
            <text:list-item>
              <text:p text:style-name="P27"><text:span text:style-name="T11">Counterparts</text:span><text:span text:style-name="T1">. <text:s/>This Agreement may be signed in any number of counterparts and by the Parties on separate counterparts, each of which when so executed shall be an original, but all counterparts shall together constitute one and the same document.</text:span></text:p>
            </text:list-item>
            <text:list-item>
              <text:p text:style-name="P27"><text:span text:style-name="T11">Disclosure in Compliance with Applicable Laws</text:span><text:span text:style-name="T1">. <text:s/>Notwithstanding any other statement in this Agreement, the Parties may disclose this Agreement and/or its terms and conditions to the extent that such disclosure is necessary to comply with applicable laws. Further, in the exercise of their respective rights and the performance of their respective obligations under this Agreement, each Party shall comply with all applicable laws, regulations and orders of governments having jurisdiction over the Parties. <text:s/>Without limiting the generality of this Section, each Party shall obtain and shall maintain in full force and effect throughout the continuance of this Agreement all licenses, permits, authorizations, approvals, government filings, and registrations necessary or appropriate for the exercise of its rights and the performance of its obligations hereunder and shall provide copies of all such documents to the other Party at its request.</text:span></text:p>
            </text:list-item>
            <text:list-item>
              <text:p text:style-name="P27"><text:span text:style-name="T11">Entire Agreement</text:span><text:span text:style-name="T1">. <text:s/>This Agreement (including any Exhibits and any amendments), contains the entire agreement of the Parties with respect to the subject matter of this Agreement, except for agreements referenced in this Agreement, and supersedes all previous communications, representations, understandings and agreements, either oral or written, between the Parties with respect to the subject matter hereof.</text:span></text:p>
            </text:list-item>
            <text:list-item>
              <text:p text:style-name="P27"><text:span text:style-name="T11">Headings; Construction</text:span><text:span text:style-name="T1">. <text:s/>The headings in this Agreement are for convenience only and will not be construed to affect the meaning of any provision of this Agreement. Any use of “including” shall also be deemed to mean “including without limitation”.</text:span></text:p>
            </text:list-item>
            <text:list-item>
              <text:p text:style-name="P27"><text:span text:style-name="T11">Litigation</text:span><text:span text:style-name="T1">. <text:s/>The Parties may not bring a lawsuit or other action upon a cause of action under this Agreement more than one (1) year after the occurrence of the event giving rise to the cause of action.</text:span></text:p>
            </text:list-item>
            <text:list-item>
              <text:p text:style-name="P27"><text:span text:style-name="T11">Notices</text:span><text:span text:style-name="T1">. <text:s/>Any notice required or permitted to be given under this Agreement shall be given to the other Party in writing and delivered by overnight courier, signature of receipt required, and shall </text:span><text:soft-page-break/><text:span text:style-name="T1">be deemed delivered upon written confirmation of delivery by the courier, if sent to the addresses listed above.</text:span></text:p>
            </text:list-item>
            <text:list-item>
              <text:p text:style-name="P27"><text:span text:style-name="T11">Mutual Drafting</text:span><text:span text:style-name="T1">. <text:s/>This Agreement is the joint product of the Parties hereto and their respective counsel, and each provision hereof has been subject to the mutual consultation, negotiation and agreement of such Parties and counsel, and shall not be construed for or against either Party hereto on the basis of authorship thereof.</text:span></text:p>
            </text:list-item>
            <text:list-item>
              <text:p text:style-name="P27"><text:span text:style-name="T11">Relationship Between Parties</text:span><text:span text:style-name="T1">. <text:s/>The Parties shall at all times and for all purposes be deemed to be independent contractors and no Party, nor a Party’s employees, representatives, subcontractors or agents, shall have the right or power to bind the other Party. <text:s/>This Agreement shall not itself create or be deemed to create a joint venture, partnership or similar association between the Parties or a Party’s employees, subcontractors or agents.</text:span></text:p>
            </text:list-item>
            <text:list-item>
              <text:p text:style-name="P27"><text:span text:style-name="T11">Remedies Cumulative</text:span><text:span text:style-name="T1">. <text:s/>A Party’s remedies under this Agreement are cumulative and shall not exclude any other remedy to which the Party may be entitled. <text:s/>Termination of this Agreement by a Party shall not adversely affect or impair such Party’s right to pursue any other remedy including, without limitation, the right to recover damages for all harm suffered as a result of a Party’s breach or default.</text:span></text:p>
            </text:list-item>
            <text:list-item>
              <text:p text:style-name="P27"><text:span text:style-name="T11">Severability</text:span><text:span text:style-name="T1">. <text:s/>If any provision in this Agreement shall be found or be held to be invalid or unenforceable, then the meaning of said provision shall be construed, to the extent feasible, so as to render the provision enforceable, and if no feasible interpretation would save such provision, it shall be severed from the remainder of this Agreement which shall remain in full force and effect unless the severed provision is essential and material to the rights or benefits received by any Party. <text:s/>In such event, the Parties shall use good faith efforts to negotiate a substitute, valid and enforceable provision or agreement that most nearly affects the Parties’ intent in entering into this Agreement.</text:span></text:p>
            </text:list-item>
            <text:list-item>
              <text:p text:style-name="P27"><text:span text:style-name="T11">Sufficiency of Consideration</text:span><text:span text:style-name="T1">. <text:s/>The Parties jointly and severally represent, warrant and covenant that each has received full and sufficient consideration for all assignments, licenses and other grants made, and obligations undertaken, in this Agreement. </text:span></text:p>
            </text:list-item>
            <text:list-item>
              <text:p text:style-name="P27"><text:span text:style-name="T11">Waiver</text:span><text:span text:style-name="T1">. <text:s/>Any waiver of the provisions of this Agreement or of a Party’s rights or remedies under this Agreement must be in writing to be effective. <text:s/>Failure, neglect, or delay by a Party to enforce the provisions of this Agreement or its rights or remedies at any time will not be construed and will not be deemed to be a waiver of such Party’s rights under this Agreement and will not in any way affect the validity of the whole or any part of this Agreement or prejudice such Party’s right to take subsequent action. </text:span></text:p>
            </text:list-item>
          </text:list>
        </text:list-item>
      </text:list>
      <text:p text:style-name="P28">IN WITNESS WHEREOF, the parties hereto have duly executed this Agreement as of the Effective Dateove written.</text:p>
      <text:p text:style-name="P29">Sebastian Larsson<text:tab/><text:tab/>Transferor <text:s/></text:p>
      <text:p text:style-name="P30">Sign name: ____________________<text:tab/>Sign name: ____________________</text:p>
      <text:p text:style-name="P30">Print name: Sebastian Larsson<text:tab/><text:tab/>Print name: </text:p>
      <text:p text:style-name="P30">Place and date: <text:tab/><text:tab/><text:tab/><text:tab/>Place and date:</text:p>
      <text:p text:style-name="P28"><text:tab/></text:p>
      <text:p text:style-name="P31">Exhibit A – Description of Property</text:p>
      <text:p text:style-name="P32"><text:span text:style-name="T12">Andr</text:span><text:span text:style-name="T12">e</text:span><text:span text:style-name="T12">a Harty contributed graphical assets to the game Drill Bird. She was primarily responsible for </text:span><text:span text:style-name="T12">drawing</text:span><text:span text:style-name="T12"> the game's environments and backgrounds. </text:span></text:p>
      <text:p text:style-name="P32"><text:span text:style-name="T12">She also </text:span><text:span text:style-name="T12">polished a </text:span><text:span text:style-name="T13">lot </text:span><text:span text:style-name="T12">of existing graphics - for example UI icons, the nest and the ghost character. </text:span></text:p>
      <text:p text:style-name="P32"><text:span text:style-name="T12">She also drew the game’s minerals and drew </text:span><text:span text:style-name="T12">one enemy character</text:span><text:span text:style-name="T12">. </text:span></text:p>
      <text:p text:style-name="P31">Exhibit B</text:p>
      <text:p text:style-name="P33">COPYRIGHT ASSIGNMENT</text:p>
      <text:p text:style-name="P12">The undersigned hereby assigns, or where applicable exclusively and irrevocable licenses free of charge, all rights, title and interest in and to the Property and Works including any Intellectual Property Rights and copyright therein, in Sweden and throughout the world, together with any rights of action which may have accrued under said copyrights, which are owned by the undersigned, and other good and valuable consideration, the receipt of which is hereby acknowledged, to Sebastian Larsson c/o Anton Albiin, Marmorgatan 11 Lgh 1201, 118 67 Stockholm, Sweden and guarantees that it waives all Moral Rights as specified section 2.6 to this Agreement. </text:p>
      <text:p text:style-name="P12">Property and Work: All protectible elements and materials, rights relating to the any materials developed for or on behalf of interactive entertainment Sebastian Larsson.</text:p>
      <text:p text:style-name="P34">Stockholm, 29 dec , 2022</text:p>
      <text:p text:style-name="P34"/>
      <text:p text:style-name="P34"/>
      <text:p text:style-name="P34">________________________</text:p>
      <text:p text:style-name="P34">[Sign name]</text:p>
      <text:p text:style-name="P34"/>
      <text:p text:style-name="P34">Andrea Harty</text:p>
      <text:p text:style-name="P34"/>
      <text:p text:style-name="P34">Telephone:</text:p>
      <text:p text:style-name="P34">Email:</text:p>
      <text:p text:style-name="P32"><text:span text:style-name="T1">Personal Id. Number or Organizational number:</text:span><text:span text:style-name="T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BoldMT" svg:font-family="TimesNewRomanPS-BoldMT"/>
    <style:font-face style:name="TimesNewRomanPSMT" svg:font-family="TimesNewRomanPSMT"/>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5f_Symbols" style:display-name="Numbering_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cm" fo:page-height="29.70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footer>
        <text:p text:style-name="MP1"><text:page-number style:num-format="1" text:select-page="current">7</text:page-number></text:p>
      </style:footer>
      <style:footer-first>
        <text:p text:style-name="MP1"><text:page-number style:num-format="1" text:select-page="current">1</text:page-number></text:p>
      </style:footer-first>
    </style:master-page>
    <style:master-page style:name="Endnot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date>2025-10-17T13:48:46.393426400</dc:date>
    <meta:editing-duration>PT1M3S</meta:editing-duration>
    <meta:editing-cycles>3</meta:editing-cycles>
    <meta:document-statistic meta:table-count="1" meta:image-count="0" meta:object-count="0" meta:page-count="7" meta:paragraph-count="81" meta:word-count="2823" meta:character-count="18432" meta:non-whitespace-character-count="15664"/>
  </office:meta>
</office:document-meta>
</file>